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93" calcext:value-type="float">
            <text:p>0.69693</text:p>
          </table:table-cell>
          <table:table-cell office:value-type="float" office:value="0.0009056" calcext:value-type="float">
            <text:p>0.0009056</text:p>
          </table:table-cell>
          <table:table-cell office:value-type="float" office:value="0.6951522" calcext:value-type="float">
            <text:p>0.6951522</text:p>
          </table:table-cell>
          <table:table-cell office:value-type="float" office:value="0.698702" calcext:value-type="float">
            <text:p>0.698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51115" calcext:value-type="float">
            <text:p>0.2751115</text:p>
          </table:table-cell>
          <table:table-cell office:value-type="float" office:value="0.0008799" calcext:value-type="float">
            <text:p>0.0008799</text:p>
          </table:table-cell>
          <table:table-cell office:value-type="float" office:value="0.2733902" calcext:value-type="float">
            <text:p>0.2733902</text:p>
          </table:table-cell>
          <table:table-cell office:value-type="float" office:value="0.2768395" calcext:value-type="float">
            <text:p>0.2768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9584" calcext:value-type="float">
            <text:p>0.0279584</text:p>
          </table:table-cell>
          <table:table-cell office:value-type="float" office:value="0.0003248" calcext:value-type="float">
            <text:p>0.0003248</text:p>
          </table:table-cell>
          <table:table-cell office:value-type="float" office:value="0.0273288" calcext:value-type="float">
            <text:p>0.0273288</text:p>
          </table:table-cell>
          <table:table-cell office:value-type="float" office:value="0.0286022" calcext:value-type="float">
            <text:p>0.028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48:27.640000000</dc:date>
    <meta:editing-duration>PT11M19S</meta:editing-duration>
    <meta:editing-cycles>3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